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900000154C68646A2ECCCF1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13b27b" officeooo:paragraph-rsid="0013b27b" style:font-size-asian="48pt" style:font-size-complex="48pt"/>
    </style:style>
    <style:style style:name="P2" style:family="paragraph" style:parent-style-name="Standard">
      <style:text-properties fo:font-size="48pt" fo:font-weight="normal" officeooo:rsid="0013b27b" officeooo:paragraph-rsid="0013b27b" style:font-size-asian="48pt" style:font-weight-asian="normal" style:font-size-complex="48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style:text-underline-style="solid" style:text-underline-width="auto" style:text-underline-color="font-color"/>
    </style:style>
    <style:style style:name="T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4">Diagramme de PERT</text:span></text:p>
      <text:p text:style-name="P1"><draw:frame draw:style-name="fr1" draw:name="Image1" text:anchor-type="char" svg:x="-1.762cm" svg:y="1.461cm" svg:width="20.761cm" svg:height="12.765cm" draw:z-index="0"><draw:image xlink:href="Pictures/100002010000022900000154C68646A2ECCCF17E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/></text:p>
      <text:p text:style-name="P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6T11:18:20.797000000</meta:creation-date>
    <dc:date>2026-03-26T11:19:53.299000000</dc:date>
    <meta:editing-duration>PT1M32S</meta:editing-duration>
    <meta:editing-cycles>1</meta:editing-cycles>
    <meta:document-statistic meta:table-count="0" meta:image-count="1" meta:object-count="0" meta:page-count="1" meta:paragraph-count="1" meta:word-count="3" meta:character-count="18" meta:non-whitespace-character-count="15"/>
    <meta:generator>LibreOffice/7.1.1.2$Windows_X86_64 LibreOffice_project/fe0b08f4af1bacafe4c7ecc87ce55bb426164676</meta:generator>
  </office:meta>
</office:document-meta>
</file>